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9000001C9FABDC8F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Imagen 4" draw:style-name="gr1" draw:text-style-name="P1" svg:width="21.088cm" svg:height="14.876cm" svg:x="0.002cm" svg:y="0.002cm"><draw:image xlink:href="Pictures/1000000100000299000001C9FABDC8F3.png" xlink:type="simple" xlink:show="embed" xlink:actuate="onLoad" draw:mime-type="image/png"><text:p/></draw:image><svg:desc>Diagrama, Texto

Descripción generada automáticamente</svg:desc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4T12:53:17.098000000</meta:creation-date>
    <dc:date>2024-10-04T12:53:25.607000000</dc:date>
    <meta:editing-duration>PT8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24.2.0.3$Windows_X86_64 LibreOffice_project/da48488a73ddd66ea24cf16bbc4f7b9c08e9bea1</meta:generator>
  </office:meta>
</office:document-meta>
</file>